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ventions:</text:p>
      <text:p text:style-name="Standard"/>
      <text:p text:style-name="Standard">Everything in and out of sux0r is UTF-8. Make sure your text editor correctly loads and saves UTF-8. Make sure your databases are UTF-8. Make sure your CVS client handles UTF-8. Make sure you use multi-byte UTF-8 compatible PHP functions. Did we mention UTF-8? Yes we know ASCII is faster. Unfortunately the world doesn't speak American, but we can all communicate with UTF-8.</text:p>
      <text:p text:style-name="Standard"/>
      <text:p text:style-name="Standard">English is the base $gtext array. All other languages override the keys of the English $gtext array. <text:s/>This allows for lazy translations. If you see English on your non-English site, your language files are probably incomplete. Optionally, hard-coded English has crept into a template and it should be moved into a language file.</text:p>
      <text:p text:style-name="Standard"/>
      <text:p text:style-name="Standard">If it's not in suxRenderer(), or in an extension of suxRenderer(), a template, then your HTML is in the wrong place. Keep your in-line out of the sux0r project.</text:p>
      <text:p text:style-name="Standard"/>
      <text:p text:style-name="Standard">Templates partitioning falls back on the sux0r partition. You can omit template files you don't care about and the sux0r templates will be used instead. <text:s/>Conversely, every file in the sux0r media partition must be duplicated when creating a new partition.</text:p>
      <text:p text:style-name="Standard"/>
      <text:p text:style-name="Standard">-=-=-</text:p>
      <text:p text:style-name="Standard"/>
      <text:p text:style-name="Standard">Threaded messages can represent several content paradigms, for example:</text:p>
      <text:p text:style-name="Standard"/>
      <text:p text:style-name="Standard">Forum - the natural state of the threaded message.</text:p>
      <text:p text:style-name="Standard">Blog - initial post is a blog, all replies are comments.</text:p>
      <text:p text:style-name="Standard">Wiki - Initial post is a wiki, all comments are discussion.</text:p>
      <text:p text:style-name="Standard">Slideshow - similar to a powerpoint presentation, the content flow is ordered by the thread.</text:p>
      <text:p text:style-name="Standard"/>
      <text:p text:style-name="Standard">Although sux0r 2.0 focuses on the blog, the framework for further development is in place. Each suxThreadedMessage() is sanitized into a HTML message and a formatted plain text version of that same message; each edited suxThreadedMessage() saves a backup of itself into a history table. The beginnings of a wiki would merely require a clever implementation of a diff algorithm between the plaintext revisions, which are already automatically generated on every edit.</text:p>
      <text:p text:style-name="Standard"/>
      <text:p text:style-name="Standard">-=-=-</text:p>
      <text:p text:style-name="Standard"/>
      <text:p text:style-name="Standard">Naive Bayesian has been improved. The previous version of sux0r was limited to one list of categories per user. sux0r 2.0 introduces multiple lists of categories, called vectors, that can be shared with other users. This allows a group of trusted friends to share, train, and use categories together. These categories also double as blog style "tags" where appropriate.</text:p>
      <text:p text:style-name="Standard"/>
      <text:p text:style-name="Standard">-=-=-</text:p>
      <text:p text:style-name="Standard"/>
      <text:p text:style-name="Standard">sux0r 2.0 is OpenID 1.1 enabled. sux0r is both a consumer and a provider out of the box. As a consumer it lets users create accounts on your site using other OpenID providers. As a prover it lets your users create accounts on other OpenID enabled sites. </text:p>
      <text:p text:style-name="Standard"/>
      <text:p text:style-name="Standard">-=-=-</text:p>
      <text:p text:style-name="Standard"/>
      <text:p text:style-name="Standard"><text:soft-page-break/>In many a drunken rant, alone in front of a terminal, I dropped buzzwords like "distributed blogging", "content refactoring" and "harnessing the power of selfishness" which quite frankly sounds a lot like me talking out of my ass, but hopefully this is a good starting point for something good.</text:p>
      <text:p text:style-name="Standard"/>
      <text:p text:style-name="Standard">Jobs:</text:p>
      <text:p text:style-name="Standard"/>
      <text:p text:style-name="Standard">Improvement to phpDocumentor style code comments. My code comments are crap, I doubt they parse. This is also good way to learn the codebase. You read the code, you describe what it does, you generate coherent phpdoc man pages, you help others.</text:p>
      <text:p text:style-name="Standard"/>
      <text:p text:style-name="Standard">Regarding Naive Bayesian tokens, splitting on space/non-word characters works for a lot of languages. But how do you identify tokens in UTF-8 languages without spaces, like Japanese and Chinese? </text:p>
      <text:p text:style-name="Standard"/>
      <text:p text:style-name="Standard">UTF-8 translations. Your languages, I need them.</text:p>
      <text:p text:style-name="Standard"/>
      <text:p text:style-name="Standard">"Skins" known as "partitions", I need them.</text:p>
      <text:p text:style-name="Standard"/>
      <text:p text:style-name="Standard">Javascript improvements using Prototype/Scriptaculous. I loathe javascript, probably because i suck at it. Talented Protoype/Scriptaculous coders with cool AJAX ideas are more than welcome to contribute.</text:p>
      <text:p text:style-name="Standard"/>
      <text:p text:style-name="Standard">Modules. You got ideas? We got a lack of implemented ideas! That whole wiki thing actually needs to get done? Distributed blogging using REST and OpenID as a replacement for centralized social networks? The Legend of the Red Dragon BBS door? Go for it!</text:p>
      <text:p text:style-name="Standard"/>
      <text:p text:style-name="Standard">Optimization. During the first three months of development I worked with the idea that the data for objects could be split across several databases. I avoided JOIN queries between objects' data in case it wasn't in the same database. Three months passed. I couldn't find a reasonable way to make Naive Bayesian categories without breaking the idea, so I let go of the dream. I still think it's a good idea, I spent a lot of time on it, but I didn't go back and rewrite what was already done. There are probably a few nested foreach()/SELECT loops that could to be rewritten into JOIN queries to improve things. Maybe my database indexes could be improved, too?</text:p>
      <text:p text:style-name="Standard"/>
      <text:p text:style-name="Standard">Stats and graphs. Currently we use JpGraph to generate captchas. Evidently this is overkill. <text:s/>JpGraph is foresight combined with laziness. Statistical representation of sux0r data using JpGraph is something I encourage coders to expl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c Chartrand</meta:initial-creator>
    <meta:creation-date>2008-05-29T10:55:27</meta:creation-date>
    <dc:creator>Dac Chartrand</dc:creator>
    <dc:date>2008-07-15T11:03:52</dc:date>
    <meta:editing-cycles>93</meta:editing-cycles>
    <meta:editing-duration>PT46M32S</meta:editing-duration>
    <meta:user-defined meta:name="Info 1"/>
    <meta:user-defined meta:name="Info 2"/>
    <meta:user-defined meta:name="Info 3"/>
    <meta:user-defined meta:name="Info 4"/>
    <meta:document-statistic meta:table-count="0" meta:image-count="0" meta:object-count="0" meta:page-count="2" meta:paragraph-count="27" meta:word-count="790" meta:character-count="4749"/>
  </office:meta>
</office:document-meta>
</file>